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8.5in" svg:height="0.016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width="8.5in" svg:height="0.0161in" draw:z-index="1"><draw:object xlink:href="./Object 2" xlink:type="simple" xlink:show="embed" xlink:actuate="onLoad"/><draw:image xlink:href="./ObjectReplacements/Object 2" xlink:type="simple" xlink:show="embed" xlink:actuate="onLoad"/></draw:frame>Summons Number<text:tab/>Plate ID<text:tab/>Registration State<text:tab/>Plate Type<text:tab/>Issue Date<text:tab/>Violation Code<text:tab/>Vehicle Body Type<text:tab/>Vehicle Make<text:tab/>Vehicle Expiration Date<text:tab/>Violation Location<text:tab/>Violation Precinct<text:tab/>Issuer Precinct<text:tab/>Issuer Code<text:tab/>Issuer Command<text:tab/>Violation Time<text:tab/>Violation County<text:tab/>Violation In Front Of Or Opposite<text:tab/>House Number<text:tab/>Street Name<text:tab/>Law Section<text:tab/>Sub Division<text:tab/>Vehicle Color<text:tab/>Vehicle Year</text:p>
      <text:p text:style-name="Standard"/>
      <text:p text:style-name="Standard">Summons Number<text:tab/>Plate ID<text:tab/>Registration State<text:tab/>Plate Type<text:tab/>Issue Date<text:tab/>Violation Code<text:tab/>Vehicle Body Type<text:tab/>Vehicle Make<text:tab/><text:span text:style-name="T2">Issuing Agency</text:span><text:tab/><text:span text:style-name="T2">Street Code1<text:tab/>Street Code2<text:tab/>Street Code3</text:span><text:tab/>Vehicle Expiration Date<text:tab/>Violation Location<text:tab/>Violation Precinct<text:tab/>Issuer Precinct<text:tab/>Issuer Code<text:tab/>Issuer Command<text:tab/><text:span text:style-name="T2">Issuer Squad</text:span><text:tab/>Violation Time<text:tab/><text:span text:style-name="T2">Time First Observed</text:span><text:tab/>Violation County<text:tab/>Violation In Front Of Or Opposite<text:tab/>House Number<text:tab/>Street Name<text:tab/><text:span text:style-name="T2">Intersecting Street<text:tab/>Date First Observed</text:span><text:tab/>Law Section<text:tab/>Sub Division<text:tab/><text:span text:style-name="T2">Violation Legal Code<text:tab/>Days Parking In Effect <text:s text:c="3"/><text:tab/>From Hours In Effect<text:tab/>To Hours In Effect</text:span><text:tab/>Vehicle Color<text:tab/><text:span text:style-name="T2">Unregistered Vehicle?</text:span><text:tab/>Vehicle Year<text:tab/><text:span text:style-name="T2">Meter Number<text:tab/>Feet From Curb<text:tab/>Violation Post Code<text:tab/>Violation Description<text:tab/>No Standing or Stopping Violation<text:tab/>Hydrant Violation<text:tab/>Double Parking Violatio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14:59.769196003</meta:creation-date>
    <dc:date>2018-11-06T13:48:12.606636266</dc:date>
    <meta:editing-duration>PT23M1S</meta:editing-duration>
    <meta:editing-cycles>1</meta:editing-cycles>
    <meta:generator>LibreOffice/6.0.6.2$Linux_X86_64 LibreOffice_project/00m0$Build-2</meta:generator>
    <meta:document-statistic meta:table-count="0" meta:image-count="0" meta:object-count="2" meta:page-count="1" meta:paragraph-count="2" meta:word-count="159" meta:character-count="1100" meta:non-whitespace-character-count="9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04" table:default-cell-style-name="ce3"/>
        <table:table-row table:style-name="ro1">
          <table:table-cell office:value-type="string" calcext:value-type="string">
            <text:p>Summons Number</text:p>
          </table:table-cell>
          <table:table-cell office:value-type="string" calcext:value-type="string">
            <text:p>Plate ID</text:p>
          </table:table-cell>
          <table:table-cell office:value-type="string" calcext:value-type="string">
            <text:p>Registration State</text:p>
          </table:table-cell>
          <table:table-cell office:value-type="string" calcext:value-type="string">
            <text:p>Plate Type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Violation Code</text:p>
          </table:table-cell>
          <table:table-cell office:value-type="string" calcext:value-type="string">
            <text:p>Vehicle Body Type</text:p>
          </table:table-cell>
          <table:table-cell office:value-type="string" calcext:value-type="string">
            <text:p>Vehicle Make</text:p>
          </table:table-cell>
          <table:table-cell office:value-type="string" calcext:value-type="string">
            <text:p>Vehicle Expiration Date</text:p>
          </table:table-cell>
          <table:table-cell office:value-type="string" calcext:value-type="string">
            <text:p>Violation Location</text:p>
          </table:table-cell>
          <table:table-cell office:value-type="string" calcext:value-type="string">
            <text:p>Violation Precinct</text:p>
          </table:table-cell>
          <table:table-cell office:value-type="string" calcext:value-type="string">
            <text:p>Issuer Precinct</text:p>
          </table:table-cell>
          <table:table-cell office:value-type="string" calcext:value-type="string">
            <text:p>Issuer Code</text:p>
          </table:table-cell>
          <table:table-cell office:value-type="string" calcext:value-type="string">
            <text:p>Issuer Command</text:p>
          </table:table-cell>
          <table:table-cell office:value-type="string" calcext:value-type="string">
            <text:p>Violation Time</text:p>
          </table:table-cell>
          <table:table-cell office:value-type="string" calcext:value-type="string">
            <text:p>Violation County</text:p>
          </table:table-cell>
          <table:table-cell office:value-type="string" calcext:value-type="string">
            <text:p>Violation In Front Of Or Opposite</text:p>
          </table:table-cell>
          <table:table-cell office:value-type="string" calcext:value-type="string">
            <text:p>House Number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Law Section</text:p>
          </table:table-cell>
          <table:table-cell office:value-type="string" calcext:value-type="string">
            <text:p>Sub Division</text:p>
          </table:table-cell>
          <table:table-cell office:value-type="string" calcext:value-type="string">
            <text:p>Vehicle Color</text:p>
          </table:table-cell>
          <table:table-cell office:value-type="string" calcext:value-type="string">
            <text:p>Vehicle Year</text:p>
          </table:table-cell>
          <table:table-cell table:number-columns-repeated="98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13:15:02.781798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04" table:default-cell-style-name="ce3"/>
        <table:table-row table:style-name="ro1">
          <table:table-cell office:value-type="string" calcext:value-type="string">
            <text:p>Summons Number</text:p>
          </table:table-cell>
          <table:table-cell office:value-type="string" calcext:value-type="string">
            <text:p>Plate ID</text:p>
          </table:table-cell>
          <table:table-cell office:value-type="string" calcext:value-type="string">
            <text:p>Registration State</text:p>
          </table:table-cell>
          <table:table-cell office:value-type="string" calcext:value-type="string">
            <text:p>Plate Type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Violation Code</text:p>
          </table:table-cell>
          <table:table-cell office:value-type="string" calcext:value-type="string">
            <text:p>Vehicle Body Type</text:p>
          </table:table-cell>
          <table:table-cell office:value-type="string" calcext:value-type="string">
            <text:p>Vehicle Make</text:p>
          </table:table-cell>
          <table:table-cell office:value-type="string" calcext:value-type="string">
            <text:p>Vehicle Expiration Date</text:p>
          </table:table-cell>
          <table:table-cell office:value-type="string" calcext:value-type="string">
            <text:p>Violation Location</text:p>
          </table:table-cell>
          <table:table-cell office:value-type="string" calcext:value-type="string">
            <text:p>Violation Precinct</text:p>
          </table:table-cell>
          <table:table-cell office:value-type="string" calcext:value-type="string">
            <text:p>Issuer Precinct</text:p>
          </table:table-cell>
          <table:table-cell office:value-type="string" calcext:value-type="string">
            <text:p>Issuer Code</text:p>
          </table:table-cell>
          <table:table-cell office:value-type="string" calcext:value-type="string">
            <text:p>Issuer Command</text:p>
          </table:table-cell>
          <table:table-cell office:value-type="string" calcext:value-type="string">
            <text:p>Violation Time</text:p>
          </table:table-cell>
          <table:table-cell office:value-type="string" calcext:value-type="string">
            <text:p>Violation County</text:p>
          </table:table-cell>
          <table:table-cell office:value-type="string" calcext:value-type="string">
            <text:p>Violation In Front Of Or Opposite</text:p>
          </table:table-cell>
          <table:table-cell office:value-type="string" calcext:value-type="string">
            <text:p>House Number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Law Section</text:p>
          </table:table-cell>
          <table:table-cell office:value-type="string" calcext:value-type="string">
            <text:p>Sub Division</text:p>
          </table:table-cell>
          <table:table-cell office:value-type="string" calcext:value-type="string">
            <text:p>Vehicle Color</text:p>
          </table:table-cell>
          <table:table-cell office:value-type="string" calcext:value-type="string">
            <text:p>Vehicle Year</text:p>
          </table:table-cell>
          <table:table-cell table:number-columns-repeated="981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13:15:05.893356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